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7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11" style:family="paragraph" style:parent-style-name="Standard">
      <style:text-properties fo:color="#c586c0" loext:opacity="100%" style:font-name="Droid Sans Mono" fo:font-size="10.5pt" fo:font-weight="normal" officeooo:paragraph-rsid="001a7105" fo:background-color="#1f1f1f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14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569cd6" loext:opacity="100%"/>
    </style:style>
    <style:style style:name="T9" style:family="text">
      <style:text-properties officeooo:rsid="0021836a"/>
    </style:style>
    <style:style style:name="T10" style:family="text">
      <style:text-properties officeooo:rsid="0022c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<text:span text:style-name="T10">7.1</text:span></text:p>
      <text:p text:style-name="P4"/>
      <text:p text:style-name="P4"/>
      <text:p text:style-name="P3">Постановка задачи.</text:p>
      <text:p text:style-name="P3"/>
      <text:p text:style-name="P7">Дано целое число N (1 &lt; N &lt; 26). Вывести N первых прописных (то есть заглавных) букв латинского алфавита.</text:p>
      <text:p text:style-name="P7"/>
      <text:p text:style-name="P7"/>
      <text:p text:style-name="P3"/>
      <text:p text:style-name="P3"/>
      <text:p text:style-name="P3">Текст программы:</text:p>
      <text:p text:style-name="P3"/>
      <text:p text:style-name="P6"><text:span text:style-name="T1">latin</text:span> <text:span text:style-name="T2">=</text:span> <text:span text:style-name="T5">'ABCDEFGHIJKLMNOPQRSTUVWXYZ'</text:span></text:p>
      <text:p text:style-name="P5"><text:span text:style-name="T6">try</text:span>:</text:p>
      <text:p text:style-name="P5"><text:span text:style-name="T1">n</text:span> <text:span text:style-name="T2">=</text:span> <text:span text:style-name="T3">int</text:span>(<text:span text:style-name="T4">input</text:span>(<text:span text:style-name="T5">'Введите целое число от 1 до 26: '</text:span>))</text:p>
      <text:p text:style-name="P5"><text:span text:style-name="T6">if</text:span> <text:span text:style-name="T7">1</text:span><text:span text:style-name="T2">&lt;</text:span><text:span text:style-name="T1">n</text:span><text:span text:style-name="T2">&lt;</text:span><text:span text:style-name="T7">26</text:span>:</text:p>
      <text:p text:style-name="P5"><text:span text:style-name="T4">print</text:span>([<text:span text:style-name="T1">latin</text:span>[<text:span text:style-name="T1">i</text:span>] <text:span text:style-name="T6">for</text:span> <text:span text:style-name="T1">i</text:span> <text:span text:style-name="T6">in</text:span> <text:span text:style-name="T3">range</text:span>(<text:span text:style-name="T1">n</text:span>)])</text:p>
      <text:p text:style-name="P5"><text:span text:style-name="T6">else</text:span>:</text:p>
      <text:p text:style-name="P5"><text:span text:style-name="T4">print</text:span>(<text:span text:style-name="T5">'1 и 26 не включаются в диапозон'</text:span>)</text:p>
      <text:p text:style-name="P5"><text:span text:style-name="T6">except</text:span>:</text:p>
      <text:p text:style-name="P5"><text:span text:style-name="T4">print</text:span>(<text:span text:style-name="T5">'Введите целое число'</text:span>)</text:p>
      <text:p text:style-name="P11"/>
      <text:p text:style-name="P6"/>
      <text:p text:style-name="P3"/>
      <text:p text:style-name="P3"/>
      <text:p text:style-name="P3"/>
      <text:p text:style-name="P3"/>
      <text:p text:style-name="P3">Протокол работы программы:</text:p>
      <text:p text:style-name="P3"/>
      <text:p text:style-name="P4">Введите целое число от 1 до 26: 5</text:p>
      <text:p text:style-name="P4">['A', 'B', 'C', 'D', 'E']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3-11-10T18:40:37.434792318</dc:date>
    <meta:editing-duration>PT19M3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80" meta:character-count="499" meta:non-whitespace-character-count="436"/>
  </office:meta>
</office:document-meta>
</file>